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0e6ff" draw:textarea-horizontal-align="justify" draw:textarea-vertical-align="middle" draw:auto-grow-height="false" fo:min-height="1.636cm" fo:min-width="2.786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fo:min-height="1.735cm" fo:min-width="2.886cm"/>
      <style:paragraph-properties style:writing-mode="lr-tb"/>
    </style:style>
    <style:style style:name="gr6" style:family="graphic" style:parent-style-name="standard">
      <style:graphic-properties svg:stroke-color="#000000" draw:marker-end="Arrow_20_concave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fill-color="#f0e6ff" draw:textarea-horizontal-align="justify" draw:textarea-vertical-align="middle" draw:auto-grow-height="false" fo:min-height="1.736cm" fo:min-width="2.886cm" fo:padding-top="0.125cm" fo:padding-bottom="0.125cm" fo:padding-left="0.25cm" fo:padding-right="0.25cm"/>
      <style:paragraph-properties style:writing-mode="lr-tb"/>
    </style:style>
    <style:style style:name="gr8" style:family="graphic" style:parent-style-name="objectwithoutfill">
      <style:graphic-properties draw:stroke="dash" draw:stroke-dash="Long_20_Dash" draw:marker-start="" draw:marker-end="Arrow_20_concave" draw:marker-end-width="0.3cm" svg:stroke-linecap="butt" draw:fill="none" draw:textarea-vertical-align="middle"/>
    </style:style>
    <style:style style:name="gr9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106cm" fo:min-width="4.629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28cm" fo:min-width="3.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96cm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fo:min-height="14.986cm"/>
      <style:paragraph-properties style:writing-mode="lr-tb"/>
    </style:style>
    <style:style style:name="pr6" style:family="presentation" style:parent-style-name="template21-title">
      <style:graphic-properties fo:min-height="1.741cm"/>
      <style:paragraph-properties style:writing-mode="lr-tb"/>
    </style:style>
    <style:style style:name="pr7" style:family="presentation" style:parent-style-name="template21-outline1">
      <style:graphic-properties/>
      <style:paragraph-properties style:writing-mode="lr-tb"/>
    </style:style>
    <style:style style:name="pr8" style:family="presentation" style:parent-style-name="template21-notes">
      <style:graphic-properties draw:fill-color="#ffffff" fo:min-height="14.986cm"/>
      <style:paragraph-properties style:writing-mode="lr-tb"/>
    </style:style>
    <style:style style:name="pr9" style:family="presentation" style:parent-style-name="master-title">
      <style:graphic-properties draw:auto-grow-height="true" fo:min-height="1.56cm"/>
      <style:paragraph-properties style:writing-mode="lr-tb"/>
    </style:style>
    <style:style style:name="pr10" style:family="presentation" style:parent-style-name="master-outline1">
      <style:graphic-properties fo:min-height="14.15cm"/>
      <style:paragraph-properties style:writing-mode="lr-tb"/>
    </style:style>
    <style:style style:name="pr11" style:family="presentation" style:parent-style-name="master-notes">
      <style:graphic-properties draw:fill-color="#ffffff" fo:min-height="13.364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master-title">
      <style:graphic-properties fo:min-height="1.737cm"/>
      <style:paragraph-properties style:writing-mode="lr-tb"/>
    </style:style>
    <style:style style:name="pr14" style:family="presentation" style:parent-style-name="master-notes">
      <style:graphic-properties draw:fill-color="#ffffff" fo:min-height="13.966cm"/>
      <style:paragraph-properties style:writing-mode="lr-tb"/>
    </style:style>
    <style:style style:name="pr15" style:family="presentation" style:parent-style-name="master-title">
      <style:graphic-properties draw:auto-grow-height="true" fo:min-height="1.741cm"/>
      <style:paragraph-properties style:writing-mode="lr-tb"/>
    </style:style>
    <style:style style:name="pr16" style:family="presentation" style:parent-style-name="master-outline1">
      <style:graphic-properties fo:min-height="1.857cm"/>
      <style:paragraph-properties style:writing-mode="lr-tb"/>
    </style:style>
    <style:style style:name="pr17" style:family="presentation" style:parent-style-name="master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>
        <style:tab-stops>
          <style:tab-stop style:position="11.01cm"/>
        </style:tab-stops>
      </style:paragraph-properties>
    </style:style>
    <style:style style:name="P10" style:family="paragraph">
      <style:paragraph-properties fo:margin-left="0cm" fo:margin-right="0cm" fo:margin-top="0cm" fo:margin-bottom="0.4cm" fo:text-indent="0cm" style:writing-mode="lr-tb">
        <style:tab-stops>
          <style:tab-stop style:position="11.01cm"/>
        </style:tab-stops>
      </style:paragraph-properties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fo:margin-left="0cm" fo:margin-right="0cm" fo:margin-top="0cm" fo:margin-bottom="0.4cm" fo:text-indent="0cm"/>
    </style:style>
    <style:style style:name="P13" style:family="paragraph">
      <style:paragraph-properties fo:margin-left="0cm" fo:margin-right="0cm" fo:margin-top="0cm" fo:margin-bottom="0.4cm" fo:text-indent="0cm" style:writing-mode="lr-tb"/>
      <style:text-properties fo:language="ru" fo:country="RU"/>
    </style:style>
    <style:style style:name="P14" style:family="paragraph">
      <style:paragraph-properties fo:margin-top="0cm" fo:margin-bottom="0.4cm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top="0cm" fo:margin-bottom="0.2cm"/>
    </style:style>
    <style:style style:name="P17" style:family="paragraph">
      <style:paragraph-properties fo:margin-top="0cm" fo:margin-bottom="0.4cm" style:writing-mode="lr-tb"/>
      <style:text-properties fo:language="ru" fo:country="RU"/>
    </style:style>
    <style:style style:name="P18" style:family="paragraph">
      <style:paragraph-properties fo:margin-left="0cm" fo:margin-right="0cm" fo:margin-top="0cm" fo:margin-bottom="0.2cm" fo:text-indent="-0.6cm"/>
    </style:style>
    <style:style style:name="P19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/>
    </style:style>
    <style:style style:name="P20" style:family="paragraph">
      <loext:graphic-properties draw:fill="none"/>
      <style:paragraph-properties fo:text-align="start" style:writing-mode="lr-tb"/>
      <style:text-properties style:font-name="Liberation Mono1" fo:font-size="18pt" fo:language="ru" fo:country="RU"/>
    </style:style>
    <style:style style:name="P2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22" style:family="paragraph">
      <style:paragraph-properties fo:margin-top="0cm" fo:margin-bottom="0.4cm" style:writing-mode="lr-tb"/>
    </style:style>
    <style:style style:name="P23" style:family="paragraph">
      <style:paragraph-properties style:writing-mode="lr-tb"/>
    </style:style>
    <style:style style:name="P24" style:family="paragraph"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25" style:family="paragraph">
      <loext:graphic-properties draw:fill-color="#f0e6ff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26" style:family="paragraph">
      <style:paragraph-properties fo:text-align="center"/>
      <style:text-properties fo:language="ru" fo:country="RU"/>
    </style:style>
    <style:style style:name="P27" style:family="paragraph">
      <loext:graphic-properties draw:fill="none"/>
      <style:paragraph-properties fo:text-align="center"/>
      <style:text-properties fo:language="ru" fo:country="RU"/>
    </style:style>
    <style:style style:name="P28" style:family="paragraph">
      <loext:graphic-properties draw:fill="solid" draw:fill-color="#ffffd7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2" style:family="paragraph">
      <style:paragraph-properties fo:margin-left="0cm" fo:margin-right="0cm" fo:margin-top="0cm" fo:margin-bottom="0.2cm" fo:text-indent="-0.6cm" style:writing-mode="lr-tb"/>
    </style:style>
    <style:style style:name="P33" style:family="paragraph">
      <style:paragraph-properties fo:margin-left="0cm" fo:margin-right="0cm" fo:margin-top="0cm" fo:margin-bottom="0.5cm" fo:text-indent="0cm"/>
    </style:style>
    <style:style style:name="P34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35" style:family="paragraph">
      <loext:graphic-properties draw:fill-color="#ffffff"/>
      <style:paragraph-properties style:writing-mode="lr-tb"/>
      <style:text-properties fo:language="ru" fo:country="RU"/>
    </style:style>
    <style:style style:name="P36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37" style:family="paragraph">
      <style:paragraph-properties fo:margin-left="0cm" fo:margin-right="0cm" fo:margin-top="0cm" fo:margin-bottom="0cm" fo:text-indent="-0.6cm"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language="ru" fo:country="RU" style:font-size-asian="22pt" style:font-size-complex="22pt"/>
    </style:style>
    <style:style style:name="T14" style:family="text">
      <style:text-properties fo:font-size="14pt" fo:language="ru" fo:country="RU"/>
    </style:style>
    <style:style style:name="T15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/>
    </style:style>
    <style:style style:name="T16" style:family="text">
      <style:text-properties style:font-name="Liberation Mono1" fo:font-size="18pt" fo:language="ru" fo:country="RU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33" loext:opacity="100%" style:text-outline="false" style:text-line-through-style="none" style:text-line-through-type="none" style:font-name="Liberation Sans" fo:language="ru" fo:country="RU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33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33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language="ru" fo:country="RU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28.1000003814697pt" style:font-style-asian="normal" style:font-weight-asian="normal" style:font-name-complex="Free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fo:font-size="14pt" fo:language="ru" fo:country="RU" style:text-underline-style="solid" style:text-underline-width="auto" style:text-underline-color="font-color"/>
    </style:style>
    <style:style style:name="T24" style:family="text">
      <style:text-properties fo:font-size="16pt" fo:language="ru" fo:country="RU" style:font-size-asian="16pt" style:font-size-complex="16pt"/>
    </style:style>
    <style:style style:name="T25" style:family="text">
      <style:text-properties fo:font-size="22pt" fo:language="ru" fo:country="RU" fo:font-style="italic" style:font-size-asian="22pt" style:font-style-asian="italic" style:font-size-complex="22pt" style:font-style-complex="italic"/>
    </style:style>
    <style:style style:name="T26" style:family="text">
      <style:text-properties fo:font-size="14pt" fo:language="ru" fo:country="RU"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" style:font-size-asian="28.1000003814697pt" style:font-weight-asian="normal" style:font-name-complex="FreeSans" style:font-size-complex="28.1000003814697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28.1000003814697pt" style:font-style-asian="italic" style:font-weight-asian="normal" style:font-name-complex="FreeSans" style:font-size-complex="28.1000003814697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fo:language="ru" fo:country="RU" fo:font-style="normal" style:font-style-asian="normal" style:font-style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28.1000003814697pt" style:font-style-asian="normal" style:font-weight-asian="normal" style:font-name-complex="Free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6pt" fo:language="ru" fo:country="RU" style:font-size-asian="26pt" style:font-size-complex="26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Mono" fo:font-size="12pt" fo:language="ru" fo:country="RU" style:font-size-asian="12pt" style:font-size-complex="1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4" fo:font-size="14pt" fo:language="ru" fo:country="R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Оптимизация запросов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Перенос статистики</text:span></text:p>
            <text:p text:style-name="P9"><text:span text:style-name="T12">Мониторинг выполнения</text:span></text:p>
            <text:p text:style-name="P9"><text:span text:style-name="T12">Указания оптимизатору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Перенос статистики</text:span></text:p>
          </draw:text-box>
        </draw:frame>
        <draw:frame presentation:style-name="pr7" draw:text-style-name="P13" draw:layer="layout" svg:width="25.6cm" svg:height="14.4cm" svg:x="1.2cm" svg:y="4.8cm" presentation:class="outline" presentation:user-transformed="true">
          <draw:text-box>
            <text:p text:style-name="P12"><text:span text:style-name="T12">Расширение dump_st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37cm" svg:x="1.4cm" svg:y="0.837cm" presentation:class="title">
          <draw:text-box>
            <text:p><text:span text:style-name="T11">Расширение dump_stat</text:span></text:p>
          </draw:text-box>
        </draw:frame>
        <draw:frame presentation:style-name="pr10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4"><text:span text:style-name="T11">Позволяет сохранить в файле статистику планировщика</text:span></text:p>
                <text:list>
                  <text:list-item>
                    <text:p text:style-name="P15"><text:span text:style-name="T13">SQL-скрипт с командами INSERT</text:span></text:p>
                  </text:list-item>
                </text:list>
              </text:list-item>
              <text:list-item>
                <text:p text:style-name="P14"><text:span text:style-name="T11">Восстановление статистики также использует dump_stat</text:span></text:p>
                <text:list>
                  <text:list-item>
                    <text:p text:style-name="P16"><text:span text:style-name="T13">можно восстановить на другом сервере (той же основной версии)</text:span></text:p>
                  </text:list-item>
                  <text:list-item>
                    <text:p><text:span text:style-name="T13">не требуется выполнение ANALYZ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1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14">Модуль dump_stat позволяет выгрузить и восстановить содержимое таблицы pg_statistic.</text:span></text:p>
              <text:p text:style-name="P18"><text:span text:style-name="T14">С помощью этого модуля собранную статистику планировщика можно перенести на другой сервер. При этом не придется выполнять команды ANALYZE, что сократит время простоя для больших баз данных. Еще один сценарий использования — перенос статистики</text:span><text:span text:style-name="T14"><text:line-break/></text:span><text:span text:style-name="T14">с производственного сервера на тестовый стенд с меньшим набором данных, чтобы сохранить планы выполнения запросов.</text:span></text:p>
              <text:p text:style-name="P18"><text:span text:style-name="T14">Функция dump_statistic модуля выдает SQL-команды INSERT, которые можно записать в скрипт, а затем применить к совместимой базе данных.</text:span></text:p>
              <text:p text:style-name="P18"><text:span text:style-name="T14">Для успешного восстановления статистики расширение должно быть установлено и на исходном, и на целевом сервере, так как</text:span><text:span text:style-name="T14"><text:line-break/></text:span><text:span text:style-name="T14">в сгенерированных командах используются вызовы функций расширения.</text:span></text:p>
              <text:p text:style-name="P18"><text:span text:style-name="T14">При обновлении версии СУБД структура таблицы pg_statistic может поменяться, поэтому скрипт может оказаться несовместимым.</text:span></text:p>
              <text:p text:style-name="P18"><text:span text:style-name="T14">Подробная информация о модуле:</text:span></text:p>
              <text:p text:style-name="P18"><text:span text:style-name="T15"><text:a xlink:href="https://postgrespro.ru/docs/enterprise/16/dump-stat" xlink:type="simple">https://postgrespro.ru/docs/enterprise/16/dump-stat</text:a>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Мониторинг выполнения</text:span></text:p>
          </draw:text-box>
        </draw:frame>
        <draw:frame presentation:style-name="pr7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7">Расширение </text:span><text:span text:style-name="T12">pg_query_sta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37cm" svg:x="1.4cm" svg:y="0.837cm" presentation:class="title" presentation:user-transformed="true">
          <draw:text-box>
            <text:p><text:span text:style-name="T18">Расширение pg</text:span><text:span text:style-name="T19">_</text:span><text:span text:style-name="T20">query</text:span><text:span text:style-name="T21">_</text:span><text:span text:style-name="T11">state</text:span></text:p>
          </draw:text-box>
        </draw:frame>
        <draw:frame presentation:style-name="pr10" draw:text-style-name="P17" draw:layer="layout" svg:width="25.6cm" svg:height="14.4cm" svg:x="1.2cm" svg:y="4.8cm" presentation:class="outline">
          <draw:text-box>
            <text:list text:style-name="L3">
              <text:list-item>
                <text:p text:style-name="P14"><text:span text:style-name="T11">Информация о выполняющемся запросе</text:span></text:p>
                <text:list>
                  <text:list-item>
                    <text:p text:style-name="P16"><text:span text:style-name="T13">текущее состояние выполнения</text:span></text:p>
                  </text:list-item>
                  <text:list-item>
                    <text:p text:style-name="P15"><text:span text:style-name="T13">актуальная статистика</text:span></text:p>
                  </text:list-item>
                </text:list>
              </text:list-item>
              <text:list-item>
                <text:p text:style-name="P14"><text:span text:style-name="T11">Формат вывода как у EXPLAIN ANALYZ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14">Модуль pg_query_state выводит текущее состояние выполнения запроса в работающем обслуживающем процессе. В отличие от команды EXPLAIN ANALYZE, предоставляющей данные об уже выполненном запросе, модуль pg_query_state информирует о ходе выполнения запроса, который работает в настоящий момент. Формат вывода практически идентичен выводу обычной команды EXPLAIN ANALYZE.</text:span></text:p>
              <text:p text:style-name="P18"><text:span text:style-name="T14">Модуль позволяет исследовать любой обслуживающий процесс и определять его фактическое состояние. Это полезно, когда обслуживающий процесс выполняет длительный запрос и необходимо оценить оставшееся время.</text:span></text:p>
              <text:p text:style-name="P18"><text:span text:style-name="T22">Модуль показывает состояние как основного запроса, так и запросов, вызванных из функций. Для распараллеленных запросов модуль позволяет наблюдать за операциями, которые выполняет ведущий и</text:span><text:span text:style-name="T14"> дополнительные рабочие процессы.</text:span></text:p>
              <text:p text:style-name="P18"><text:span text:style-name="T14">Подробная информация о модуле:</text:span></text:p>
              <text:p text:style-name="P18"><text:span text:style-name="T23"><text:a xlink:href="https://postgrespro.ru/docs/enterprise/16/pg-query-state" xlink:type="simple">https://postgrespro.ru/docs/enterprise/16/pg-query-state</text:a></text:span></text:p>
              <text:p text:style-name="P18"><text:span text:style-name="T14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Указания оптимизатору</text:span></text:p>
          </draw:text-box>
        </draw:frame>
        <draw:frame presentation:style-name="pr7" draw:text-style-name="P13" draw:layer="layout" svg:width="25.6cm" svg:height="14.4cm" svg:x="1.2cm" svg:y="4.8cm" presentation:class="outline" presentation:user-transformed="true">
          <draw:text-box>
            <text:p text:style-name="P12"><text:span text:style-name="T12">Расширение pg_hint_plan</text:span></text:p>
            <text:p text:style-name="P12"><text:span text:style-name="T12">Расширение plantun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37cm" svg:x="1.4cm" svg:y="0.837cm" presentation:class="title" presentation:user-transformed="true">
          <draw:text-box>
            <text:p><text:span text:style-name="T11">Расширение pg_hint_plan</text:span></text:p>
          </draw:text-box>
        </draw:frame>
        <draw:frame presentation:style-name="pr10" draw:text-style-name="P8" draw:layer="layout" svg:width="18.751cm" svg:height="5.23cm" svg:x="1.2cm" svg:y="13.07cm" presentation:class="outline" presentation:user-transformed="true">
          <draw:text-box>
            <text:list text:style-name="L3">
              <text:list-item>
                <text:p text:style-name="P22"><text:span text:style-name="T11">Корректировка плана выполнения</text:span><text:span text:style-name="T11"><text:line-break/></text:span><text:span text:style-name="T11">с помощью указаний</text:span></text:p>
                <text:list>
                  <text:list-item>
                    <text:p text:style-name="P23"><text:span text:style-name="T13">в комментарии специального вида в коде запроса</text:span></text:p>
                  </text:list-item>
                  <text:list-item>
                    <text:p text:style-name="P23"><text:span text:style-name="T13">в служебной таблице расширения</text:span></text:p>
                  </text:list-item>
                </text:list>
              </text:list-item>
            </text:list>
          </draw:text-box>
        </draw:frame>
        <draw:custom-shape draw:style-name="gr4" draw:text-style-name="P25" xml:id="id1" draw:id="id1" draw:layer="layout" svg:width="3.6cm" svg:height="2.2cm" svg:x="2.899cm" svg:y="4.913cm">
          <text:p text:style-name="P24"><text:span text:style-name="T6">текст</text:span></text:p>
          <text:p text:style-name="P24"><text:span text:style-name="T6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5" xml:id="id2" draw:id="id2" draw:layer="layout" svg:width="3.6cm" svg:height="2.199cm" svg:x="12.226cm" svg:y="4.914cm">
          <text:p text:style-name="P24"><text:span text:style-name="T6">дерево</text:span></text:p>
          <text:p text:style-name="P24"><text:span text:style-name="T6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5" xml:id="id3" draw:id="id3" draw:layer="layout" svg:width="3.6cm" svg:height="2.199cm" svg:x="21.501cm" svg:y="4.915cm">
          <text:p text:style-name="P24"><text:span text:style-name="T6">дерево</text:span></text:p>
          <text:p text:style-name="P24"><text:span text:style-name="T6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6" draw:layer="layout" draw:type="line" svg:x1="6.499cm" svg:y1="6.013cm" svg:x2="12.226cm" svg:y2="6.013cm" draw:start-shape="id1" draw:start-glue-point="1" draw:end-shape="id2" draw:end-glue-point="3" svg:d="M6499 6013h5727" svg:viewBox="0 0 5728 1">
          <text:p/>
        </draw:connector>
        <draw:connector draw:style-name="gr6" draw:text-style-name="P26" draw:layer="layout" draw:type="line" svg:x1="15.826cm" svg:y1="6.013cm" svg:x2="21.501cm" svg:y2="6.014cm" draw:start-shape="id2" draw:start-glue-point="1" draw:end-shape="id3" draw:end-glue-point="3" svg:d="M15826 6013l5675 1" svg:viewBox="0 0 5676 2">
          <text:p/>
        </draw:connector>
        <draw:custom-shape draw:style-name="gr7" draw:text-style-name="P25" xml:id="id4" draw:id="id4" draw:layer="layout" svg:width="3.6cm" svg:height="2.2cm" svg:x="21.502cm" svg:y="11.616cm">
          <text:p text:style-name="P24"><text:span text:style-name="T6">план</text:span></text:p>
          <text:p text:style-name="P24"><text:span text:style-name="T6">запрос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6" draw:layer="layout" draw:type="line" svg:x1="23.301cm" svg:y1="7.114cm" svg:x2="23.302cm" svg:y2="11.616cm" draw:start-shape="id3" draw:start-glue-point="2" draw:end-shape="id4" draw:end-glue-point="0" svg:d="M23301 7114l1 4502" svg:viewBox="0 0 2 4503">
          <text:p/>
        </draw:connector>
        <draw:line draw:style-name="gr8" draw:text-style-name="P27" draw:layer="layout" svg:x1="9.398cm" svg:y1="9.34cm" svg:x2="22.364cm" svg:y2="9.34cm">
          <text:p/>
        </draw:line>
        <draw:custom-shape draw:style-name="gr9" draw:text-style-name="P28" draw:layer="layout" svg:width="6.577cm" svg:height="1.57cm" svg:x="3.837cm" svg:y="8.52cm">
          <text:p text:style-name="P24"><text:span text:style-name="T6">/*+ … */ SELECT 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60.13986013986 -18121.45130490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0" draw:text-style-name="P30" draw:layer="layout" svg:width="4.24cm" svg:height="0.878cm" draw:transform="rotate (-1.5707963267949) translate (23.242cm 7.221cm)">
          <draw:text-box>
            <text:p text:style-name="P29"><text:span text:style-name="T24">планирование</text:span></text:p>
          </draw:text-box>
        </draw:frame>
        <draw:frame draw:style-name="gr11" draw:text-style-name="P31" draw:layer="layout" svg:width="2.318cm" svg:height="0.878cm" svg:x="8.082cm" svg:y="5.102cm">
          <draw:text-box>
            <text:p text:style-name="P29"><text:span text:style-name="T24">разбор</text:span></text:p>
          </draw:text-box>
        </draw:frame>
        <draw:frame draw:style-name="gr12" draw:text-style-name="P31" draw:layer="layout" svg:width="4.596cm" svg:height="0.878cm" svg:x="16.382cm" svg:y="5.102cm">
          <draw:text-box>
            <text:p text:style-name="P29"><text:span text:style-name="T24">переписывание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4" draw:text-style-name="P19" draw:layer="layout" svg:width="16.799cm" svg:height="13.966cm" svg:x="2.1cm" svg:y="14.107cm" presentation:class="notes" presentation:user-transformed="true">
            <draw:text-box>
              <text:p text:style-name="P32"><text:span text:style-name="T14">Модуль pg_hint_plan разработан японской компанией NTT и включен</text:span><text:span text:style-name="T14"><text:line-break/></text:span><text:span text:style-name="T14">в состав Postgres Pro Enterprise. Репозиторий проекта:</text:span></text:p>
              <text:p text:style-name="P32"><text:span text:style-name="T23"><text:a xlink:href="https://github.com/ossc-db/pg_hint_plan" xlink:type="simple">https://github.com/ossc-db/pg_hint_plan</text:a></text:span></text:p>
              <text:p text:style-name="P32"><text:span text:style-name="T14">Расширение предназначено для принудительной корректировки планов выполнения с помощью указаний (hints), помещаемых непосредственно в код SQL в виде комментариев специального вида</text:span><text:span text:style-name="T14"><text:line-break/></text:span><text:span text:style-name="T14">/*+ … */. В случаях, когда принудительно выбранный план выполнить нельзя, планировщик игнорирует указания.</text:span></text:p>
              <text:p text:style-name="P32"><text:span text:style-name="T22">Обработчик pg_hint_plan считывает указания только из первого блочного комментария и немедленно прекращает разбор, обнаруживая недопустимый символ. Допустимыми символами являются буквы, цифры, пробелы, подчеркивания, запятые и скобки. Комментарий</text:span><text:span text:style-name="T22"><text:line-break/></text:span><text:span text:style-name="T22">с указаниями не может содержать в себе другой блочный комментарий. </text:span><text:span text:style-name="T14">Указания можно размещать в нескольких строках для улучшения читаемости.</text:span></text:p>
              <text:p text:style-name="P32"><text:span text:style-name="T14">Ошибки в записи или неправильные имена указаний считаются ошибками синтаксиса и выводятся в журнал сообщений сервера. Указания с неправильными обращениями к объектам игнорируются,</text:span><text:span text:style-name="T14"><text:line-break/></text:span><text:span text:style-name="T14">а в журнале помечаются как неиспользованные. При дублировании </text:span><text:span text:style-name="T14"><text:line-break/></text:span><text:span text:style-name="T14">или противоречиях в указаниях будет применяться последнее указание, а в журнал выведется сообщение о дублировании.</text:span></text:p>
              <text:p text:style-name="P32"><text:span text:style-name="T14">Подробности в документации: </text:span></text:p>
              <text:p text:style-name="P32"><text:span text:style-name="T23"><text:a xlink:href="https://postgrespro.ru/docs/enterprise/16/pg-hint-plan" xlink:type="simple">https://postgrespro.ru/docs/enterprise/16/pg-hint-plan</text:a>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37cm" svg:x="1.4cm" svg:y="0.837cm" presentation:class="title" presentation:user-transformed="true">
          <draw:text-box>
            <text:p><text:span text:style-name="T11">Типы указаний</text:span></text:p>
          </draw:text-box>
        </draw:frame>
        <draw:frame presentation:style-name="pr10" draw:text-style-name="P13" draw:layer="layout" svg:width="25.6cm" svg:height="14.4cm" svg:x="1.2cm" svg:y="4.8cm" presentation:class="outline">
          <draw:text-box>
            <text:list text:style-name="L3">
              <text:list-item>
                <text:p text:style-name="P12"><text:span text:style-name="T12">Метод доступа</text:span></text:p>
              </text:list-item>
              <text:list-item>
                <text:p text:style-name="P12"><text:span text:style-name="T12">Способ </text:span><text:span text:style-name="T11">соединения</text:span></text:p>
              </text:list-item>
              <text:list-item>
                <text:p text:style-name="P14"><text:span text:style-name="T11">Порядок соединений</text:span></text:p>
              </text:list-item>
              <text:list-item>
                <text:p text:style-name="P14"><text:span text:style-name="T11">Корректировка числа строк соединения</text:span></text:p>
              </text:list-item>
              <text:list-item>
                <text:p text:style-name="P14"><text:span text:style-name="T11">Параллельная обработка таблицы</text:span></text:p>
              </text:list-item>
              <text:list-item>
                <text:p text:style-name="P14"><text:span text:style-name="T11">Установка параметра на время планирова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14">Фразы указаний состоят из имени указания и последующих параметров, заключенных в скобки и разделенных пробелами.</text:span></text:p>
              <text:p text:style-name="P18"><text:span text:style-name="T14">Модуль поддерживает шесть типов указаний:</text:span></text:p>
              <text:p text:style-name="P18"><text:span text:style-name="T23"><text:a xlink:href="https://postgrespro.ru/docs/enterprise/16/pg-hint-plan#PG-HINT-PLAN-HINT-LIST" xlink:type="simple">https://postgrespro.ru/docs/enterprise/16/pg-hint-plan#PG-HINT-PLAN-HINT-LIST</text:a></text:span></text:p>
              <text:p text:style-name="P32"><text:span text:style-name="T14">Методы доступа, способы соединения и другие вопросы, относящиеся</text:span><text:span text:style-name="T14"><text:line-break/></text:span><text:span text:style-name="T14">к планам выполнения запросов, подробно рассматриваются в курсе QPT «Оптимизация запросов». </text:span></text:p>
              <text:p text:style-name="P32"><text:span text:style-name="T14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37cm" svg:x="1.4cm" svg:y="0.837cm" presentation:class="title" presentation:user-transformed="true">
          <draw:text-box>
            <text:p><text:span text:style-name="T11">Таблица указаний</text:span></text:p>
          </draw:text-box>
        </draw:frame>
        <draw:frame presentation:style-name="pr10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4"><text:span text:style-name="T11">Таблица hint_plan.hints</text:span></text:p>
                <text:list>
                  <text:list-item>
                    <text:p text:style-name="P16"><text:span text:style-name="T13">id — автоматически заполняемый номер</text:span></text:p>
                  </text:list-item>
                  <text:list-item>
                    <text:p text:style-name="P16"><text:span text:style-name="T13">norm_query_string — шаблон для выбора запросов</text:span></text:p>
                  </text:list-item>
                  <text:list-item>
                    <text:p text:style-name="P16"><text:span text:style-name="T13">application_name — имя приложения для выбора сеанса</text:span></text:p>
                  </text:list-item>
                  <text:list-item>
                    <text:p text:style-name="P15"><text:span text:style-name="T13">hint — код указания</text:span></text:p>
                  </text:list-item>
                </text:list>
              </text:list-item>
              <text:list-item>
                <text:p text:style-name="P14"><text:span text:style-name="T11">Указания в таблице приоритетнее, чем указания в коде</text:span></text:p>
                <text:list>
                  <text:list-item>
                    <text:p text:style-name="P33"><text:span text:style-name="T25">pg_hint_plan.enable_hint_table</text:span><text:span text:style-name="T13"> = 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14">Часто бывает затруднительно изменить код SQL в приложении для явной вставки указаний. В таких случаях указания можно внести</text:span><text:span text:style-name="T14"><text:line-break/></text:span><text:span text:style-name="T14">в специальную таблицу hint_plan.hints, разрешив ее использование</text:span><text:span text:style-name="T14"><text:line-break/></text:span><text:span text:style-name="T14">с помощью параметра </text:span><text:span text:style-name="T26">pg_hint_plan.enable_hint_table</text:span><text:span text:style-name="T14">. </text:span></text:p>
              <text:p text:style-name="P18"><text:span text:style-name="T14">Идентификатор указания в этой таблице (поле id) заполняется автоматически. </text:span></text:p>
              <text:p text:style-name="P18"><text:span text:style-name="T14">Столбец norm_query_string устанавливает шаблон для выбора запросов, к которым будет применяться указание. Константы в шаблоне должны быть заменены символом знака вопроса. Пробельные символы значимы.</text:span></text:p>
              <text:p text:style-name="P18"><text:span text:style-name="T14">Столбец application_name определяет, к каким сеансам будет применяться указание. Если указана пустая строка, будут выбираться все сеансы.</text:span></text:p>
              <text:p text:style-name="P18"><text:span text:style-name="T14">Столбец hint задает указания (без обрамляющей разметки комментариев).</text:span></text:p>
              <text:p text:style-name="P18"><text:span text:style-name="T14">Указания, заданные в таблице, имеют бо́льший приоритет, чем указания в комментариях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37cm" svg:x="1.4cm" svg:y="0.837cm" presentation:class="title" presentation:user-transformed="true">
          <draw:text-box>
            <text:p><text:span text:style-name="T11">Расширение plantuner</text:span></text:p>
          </draw:text-box>
        </draw:frame>
        <draw:frame presentation:style-name="pr10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4"><text:span text:style-name="T11">Исключает индексы из рассмотрения оптимизатором</text:span></text:p>
                <text:list>
                  <text:list-item>
                    <text:p text:style-name="P16"><text:span text:style-name="T25">plantuner.disable_index</text:span></text:p>
                  </text:list-item>
                  <text:list-item>
                    <text:p text:style-name="P15"><text:span text:style-name="T25">plantuner.enable_index</text:span></text:p>
                  </text:list-item>
                </text:list>
              </text:list-item>
              <text:list-item>
                <text:p text:style-name="P14"><text:span text:style-name="T12">Улучшает статистику для таблиц, имеющих страницы </text:span><text:span text:style-name="T11">только в буферном кеше</text:span></text:p>
                <text:list>
                  <text:list-item>
                    <text:p text:style-name="P16"><text:span text:style-name="T25">plantuner.fix_empty_table</text:span></text:p>
                  </text:list-item>
                </text:list>
              </text:list-item>
              <text:list-item>
                <text:p text:style-name="P14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27">Расширение plantuner позволяет исключить из рассмотрения оптимизатора определенные индексы (pg_hint_plan не дает такой возможности). Оптимизатор не будет рассматривать планы, которые используют индексы, указанные в параметре </text:span><text:span text:style-name="T28">plantuner.disable_index</text:span><text:span text:style-name="T22">. Однако если имя индекса указать в параметре </text:span><text:span text:style-name="T28">plantuner.enable_index</text:span><text:span text:style-name="T22">, он все же </text:span><text:span text:style-name="T29">будет доступен оптимизатору.</text:span></text:p>
              <text:p text:style-name="P18"><text:span text:style-name="T22">Если таблица создана недавно, ее страницы находятся только</text:span><text:span text:style-name="T22"><text:line-break/></text:span><text:span text:style-name="T22">в буферном кеше. В таком случае оптимизатор, оценивая число страниц и строк в таблице, иногда ошибается в бóльшую сторону. Указание </text:span><text:span text:style-name="T28">plantuner.fix_empty_table </text:span><text:span text:style-name="T22">= on обнуляет эти оценки.</text:span></text:p>
              <text:p text:style-name="P18"><text:span text:style-name="T30"><text:a xlink:href="https://postgrespro.ru/docs/enterprise/16/plantuner" xlink:type="simple">https://postgrespro.ru/docs/enterprise/16/plantuner</text:a>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15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16" draw:text-style-name="P3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1">Модуль dump_stat позволяет выгружать и загружать статистику без необходимости выполнять ANALYZE</text:span></text:p>
              </text:list-item>
              <text:list-item>
                <text:p><text:span text:style-name="T12">Расширение </text:span><text:span text:style-name="T11">pg_query_state помогает отслеживать ход выполнения долгих запросов</text:span></text:p>
              </text:list-item>
              <text:list-item>
                <text:p><text:span text:style-name="T11">Модули pg_hint_plan и plantuner позволяют управлять планами запросов</text:span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37cm" svg:x="1.4cm" svg:y="0.8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17" draw:text-style-name="P36" draw:layer="layout" svg:width="25.6cm" svg:height="14.4cm" svg:x="1.2cm" svg:y="4.8cm" presentation:class="outline">
          <draw:text-box>
            <text:list text:style-name="L5">
              <text:list-item>
                <text:p><text:span text:style-name="T31"><text:s/></text:span><text:span text:style-name="T31">В базе данных demo выполните запрос с соединением таблиц tickets и ticket_flights по критерию равенства значений столбцов ticket_no. Проверьте, что соединение выполняется с помощью слияния merge join.</text:span></text:p>
              </text:list-item>
              <text:list-item>
                <text:p><text:span text:style-name="T31"><text:s/></text:span><text:span text:style-name="T31">Используя расширение pg_hint_plan, заставьте планировщик выбрать соединение хешированием hash join.</text:span></text:p>
              </text:list-item>
              <text:list-item>
                <text:p><text:span text:style-name="T32"><text:s/></text:span><text:span text:style-name="T32">С помощью этого же расширения добейтесь, чтобы для доступа к </text:span><text:span text:style-name="T31">таблице ticket_flights использовалось сканирование по битовой карте.</text:span></text:p>
              </text:list-item>
              <text:list-item>
                <text:p><text:span text:style-name="T32"><text:s/></text:span><text:span text:style-name="T32">Подключите расширение plantuner и запретите </text:span><text:span text:style-name="T31">использовать индекс tickets_pkey при выполнении запроса из пункта 3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1" draw:text-style-name="P19" draw:layer="layout" svg:width="16.799cm" svg:height="13.364cm" svg:x="2.1cm" svg:y="14.107cm" presentation:class="notes" presentation:user-transformed="true">
            <draw:text-box>
              <text:p text:style-name="P32"><text:span text:style-name="T14">1. Используйте следующий запрос:</text:span></text:p>
              <text:p text:style-name="P37"><text:span text:style-name="T33">EXPLAIN (analyze, summary off, timing off, costs off)</text:span></text:p>
              <text:p text:style-name="P37"><text:span text:style-name="T33">SELECT t.ticket_no, t.passenger_name, tf.flight_id, tf.amount</text:span></text:p>
              <text:p text:style-name="P37"><text:span text:style-name="T33">FROM tickets t JOIN ticket_flights tf ON t.ticket_no = tf.ticket_no</text:span></text:p>
              <text:p text:style-name="P37"><text:span text:style-name="T33">ORDER BY t.ticket_no</text:span></text:p>
              <text:p text:style-name="P32"><text:span text:style-name="T14"/></text:p>
              <text:p text:style-name="P32"><text:span text:style-name="T34">2. Загрузите библиотеку командой </text:span><text:span text:style-name="T35">LOAD 'pg_hint_plan'</text:span><text:span text:style-name="T36">.</text:span></text:p>
              <text:p text:style-name="P18"><text:span text:style-name="T14">Используйте указание </text:span><text:span text:style-name="T33">/*+ HashJoin(t tf) */</text:span><text:span text:style-name="T14">.</text:span></text:p>
              <text:p text:style-name="P32"><text:span text:style-name="T14"/></text:p>
              <text:p text:style-name="P18"><text:span text:style-name="T14">3. Используйте указание </text:span><text:span text:style-name="T33">/*+ BitmapScan(t) */</text:span><text:span text:style-name="T14">.</text:span></text:p>
              <text:p text:style-name="P32"><text:span text:style-name="T14"/></text:p>
              <text:p text:style-name="P18"><text:span text:style-name="T14">4. Загрузите библиотеку командой </text:span><text:span text:style-name="T33">LOAD 'plantuner'</text:span><text:span text:style-name="T14">. Запретите использовать индекс с помощью команды:</text:span></text:p>
              <text:p text:style-name="P32"><text:span text:style-name="T33">SET plantuner.disable_index='tickets_pkey';</text:span></text:p>
              <text:p text:style-name="P32"><text:span text:style-name="T14"/></text:p>
              <text:p text:style-name="P32"><text:span text:style-name="T1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Arial Unicode MS" style:font-family-asian="'Arial Unicode MS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 Unicode MS2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 Unicode MS2" style:font-family-asian="'Arial Unicode M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2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2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2DT42M42S</meta:editing-duration>
    <meta:editing-cycles>794</meta:editing-cycles>
    <meta:generator>LibreOffice/7.3.7.2$Linux_X86_64 LibreOffice_project/30$Build-2</meta:generator>
    <dc:date>2024-11-19T21:44:53.922451269</dc:date>
    <meta:document-statistic meta:object-count="128"/>
    <meta:template xlink:type="simple" xlink:actuate="onRequest" xlink:title="master" xlink:href="../../../../../.config/libreoffice/4/user/template/master.otp" meta:date="2015-06-03T14:43:56.815095550"/>
  </office:meta>
</office:document-meta>
</file>